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47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datatypes cheatsheet, which is available in the Week 4 module of the lecture notes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VS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</table:table>
      <text:p text:style-name="First_20_paragraph">You can check your answers using VS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VS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4:47:54Z</meta:creation-date>
    <dc:date>2021-05-25T04:47:54Z</dc:date>
    <meta:user-defined meta:name="date" meta:value-type="string">May  25, 2021 (04:47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